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9966" draw:textarea-horizontal-align="justify" draw:textarea-vertical-align="middle" draw:auto-grow-height="false"/>
    </style:style>
    <style:style style:name="gr4" style:family="graphic" style:parent-style-name="standard">
      <style:graphic-properties draw:fill-color="#ffffff" draw:textarea-horizontal-align="justify" draw:textarea-vertical-align="middle" draw:auto-grow-height="false" fo:min-height="0cm" fo:min-width="0cm" fo:wrap-option="no-wrap"/>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167cm"/>
    </style:style>
    <style:style style:name="gr10"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3" draw:id="id3" draw:layer="layout" svg:width="3.556cm" svg:height="2.54cm" svg:x="5.064cm" svg:y="5.064cm">
          <text:p text:style-name="P1">GitLa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 draw:id="id4" draw:layer="layout" svg:width="3.302cm" svg:height="0.889cm" svg:x="6.334cm" svg:y="3.697cm">
          <text:p text:style-name="P1">Unicorn</text:p>
          <draw:enhanced-geometry svg:viewBox="0 0 21600 21600" draw:type="rectangle" draw:enhanced-path="M 0 0 L 21600 0 21600 21600 0 21600 0 0 Z N"/>
        </draw:custom-shape>
        <draw:custom-shape draw:style-name="gr3" draw:text-style-name="P1" xml:id="id10" draw:id="id10" draw:layer="layout" svg:width="2.667cm" svg:height="2.032cm" svg:x="1.254cm" svg:y="2.397cm">
          <text:p text:style-name="P1">My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2" draw:id="id2" draw:layer="layout" svg:width="5.08cm" svg:height="1.524cm" svg:x="2.016cm" svg:y="10.271cm">
          <text:p text:style-name="P1">Sidekiq queu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 draw:text-style-name="P1" xml:id="id1" draw:id="id1" draw:layer="layout" svg:width="2.54cm" svg:height="2.54cm" svg:x="3.032cm" svg:y="13.827cm">
          <text:p text:style-name="P1">redi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6" draw:id="id6" draw:layer="layout" svg:width="4.953cm" svg:height="2.794cm" svg:x="9.763cm" svg:y="13.573cm">
          <text:p text:style-name="P1">gitlab-shel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8" draw:id="id8" draw:layer="layout" svg:width="3.556cm" svg:height="2.032cm" svg:x="16.367cm" svg:y="14.589cm">
          <text:p text:style-name="P1">SS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xml:id="id7" draw:id="id7" draw:layer="layout" svg:width="7.747cm" svg:height="1.143cm" svg:x="9.636cm" svg:y="17.002cm">
          <text:p text:style-name="P1">~git/.ssh/authorized_keys</text:p>
          <draw:enhanced-geometry svg:viewBox="0 0 21600 21600" draw:type="rectangle" draw:enhanced-path="M 0 0 L 21600 0 21600 21600 0 21600 0 0 Z N"/>
        </draw:custom-shape>
        <draw:custom-shape draw:style-name="gr4" draw:text-style-name="P1" xml:id="id13" draw:id="id13" draw:layer="layout" svg:width="3.683cm" svg:height="3.429cm" svg:x="15.859cm" svg:y="2.397cm">
          <text:p text:style-name="P1">Web</text:p>
          <text:p text:style-name="P1">Frontend</text:p>
          <text:p text:style-name="P1">HTT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4.302cm" svg:y1="13.827cm" svg:x2="4.556cm" svg:y2="11.795cm" draw:start-shape="id1" draw:start-glue-point="5" draw:end-shape="id2" draw:end-glue-point="6" svg:d="m4302 13827v-1015h254v-1017" svg:viewBox="0 0 255 2033">
          <text:p/>
        </draw:connector>
        <draw:connector draw:style-name="gr6" draw:text-style-name="P1" draw:layer="layout" svg:x1="4.556cm" svg:y1="10.271cm" svg:x2="5.584cm" svg:y2="7.232cm" draw:start-shape="id2" draw:start-glue-point="4" draw:end-shape="id3" draw:end-glue-point="7" svg:d="m4556 10271v-1333h1028v-1706" svg:viewBox="0 0 1029 3040">
          <text:p/>
        </draw:connector>
        <draw:connector draw:style-name="gr6" draw:text-style-name="P1" draw:layer="layout" svg:x1="6.842cm" svg:y1="5.064cm" svg:x2="7.985cm" svg:y2="4.586cm" draw:start-shape="id3" draw:start-glue-point="4" draw:end-shape="id4" draw:end-glue-point="2" svg:d="m6842 5064v-239h1143v-239" svg:viewBox="0 0 1144 479">
          <text:p/>
        </draw:connector>
        <draw:custom-shape draw:style-name="gr5" draw:text-style-name="P1" xml:id="id5" draw:id="id5" draw:layer="layout" svg:width="5.207cm" svg:height="1.016cm" svg:x="7.985cm" svg:y="9.382cm">
          <text:p text:style-name="P1">~git/repositories</text:p>
          <draw:enhanced-geometry svg:viewBox="0 0 21600 21600" draw:type="rectangle" draw:enhanced-path="M 0 0 L 21600 0 21600 21600 0 21600 0 0 Z N"/>
        </draw:custom-shape>
        <draw:connector draw:style-name="gr6" draw:text-style-name="P1" draw:layer="layout" svg:x1="6.842cm" svg:y1="7.604cm" svg:x2="7.985cm" svg:y2="9.89cm" draw:start-shape="id3" draw:start-glue-point="8" draw:end-shape="id5" draw:end-glue-point="3" svg:d="m6842 7604v2286h1143" svg:viewBox="0 0 1144 2287">
          <text:p/>
        </draw:connector>
        <draw:line draw:style-name="gr7" draw:text-style-name="P1" draw:layer="layout" svg:x1="9.763cm" svg:y1="15.097cm" svg:x2="5.699cm" svg:y2="15.097cm">
          <text:p/>
        </draw:line>
        <draw:frame draw:style-name="gr8" draw:layer="layout" svg:width="3.812cm" svg:height="0.962cm" svg:x="6.026cm" svg:y="14.181cm">
          <draw:text-box>
            <text:p>Submit jobs</text:p>
          </draw:text-box>
        </draw:frame>
        <draw:line draw:style-name="gr7" draw:text-style-name="P1" draw:layer="layout" svg:x1="12.303cm" svg:y1="13.573cm" svg:x2="11.922cm" svg:y2="10.525cm">
          <text:p/>
        </draw:line>
        <draw:frame draw:style-name="gr8" draw:layer="layout" svg:width="4.308cm" svg:height="0.962cm" svg:x="9.773cm" svg:y="11.922cm">
          <draw:text-box>
            <text:p>Access repos</text:p>
          </draw:text-box>
        </draw:frame>
        <draw:line draw:style-name="gr7" draw:text-style-name="P1" draw:layer="layout" svg:x1="14.335cm" svg:y1="14.208cm" svg:x2="18.272cm" svg:y2="5.699cm">
          <text:p/>
        </draw:line>
        <draw:connector draw:style-name="gr6" draw:text-style-name="P1" draw:layer="layout" svg:x1="12.24cm" svg:y1="16.367cm" svg:x2="13.509cm" svg:y2="17.002cm" draw:start-shape="id6" draw:start-glue-point="8" draw:end-shape="id7" draw:end-glue-point="0" svg:d="m12240 16367v318h1269v317" svg:viewBox="0 0 1270 636">
          <text:p/>
        </draw:connector>
        <draw:connector draw:style-name="gr6" draw:text-style-name="P1" draw:layer="layout" svg:x1="17.383cm" svg:y1="17.573cm" svg:x2="18.145cm" svg:y2="16.621cm" draw:start-shape="id7" draw:start-glue-point="1" draw:end-shape="id8" draw:end-glue-point="2" svg:d="m17383 17573h762v-952" svg:viewBox="0 0 763 953">
          <text:p/>
        </draw:connector>
        <draw:frame draw:style-name="gr9" draw:layer="layout" svg:width="3.503cm" svg:height="0.962cm" draw:transform="rotate (1.12119951148116) translate (16.01cm 10.996cm)">
          <draw:text-box>
            <text:p>Query API</text:p>
          </draw:text-box>
        </draw:frame>
        <draw:custom-shape draw:style-name="gr5" draw:text-style-name="P1" xml:id="id9" draw:id="id9" draw:layer="layout" svg:width="5.334cm" svg:height="1.016cm" svg:x="9.763cm" svg:y="8.112cm">
          <text:p text:style-name="P1">~git/gitlab/public</text:p>
          <draw:enhanced-geometry svg:viewBox="0 0 21600 21600" draw:type="rectangle" draw:enhanced-path="M 0 0 L 21600 0 21600 21600 0 21600 0 0 Z N"/>
        </draw:custom-shape>
        <draw:connector draw:style-name="gr6" draw:text-style-name="P1" draw:layer="layout" svg:x1="8.62cm" svg:y1="6.334cm" svg:x2="9.763cm" svg:y2="8.62cm" draw:start-shape="id3" draw:start-glue-point="10" draw:end-shape="id9" draw:end-glue-point="3" svg:d="m8620 6334h572v2286h571" svg:viewBox="0 0 1144 2287">
          <text:p/>
        </draw:connector>
        <draw:line draw:style-name="gr7" draw:text-style-name="P1" draw:layer="layout" svg:x1="16.494cm" svg:y1="5.445cm" svg:x2="12.557cm" svg:y2="8.112cm">
          <text:p/>
        </draw:line>
        <draw:frame draw:style-name="gr8" draw:layer="layout" svg:width="3.956cm" svg:height="0.962cm" draw:transform="rotate (0.589223155473286) translate (12.43cm 7.058cm)">
          <draw:text-box>
            <text:p>attachments</text:p>
          </draw:text-box>
        </draw:frame>
        <draw:custom-shape draw:style-name="gr5" draw:text-style-name="P1" xml:id="id11" draw:id="id11" draw:layer="layout" svg:width="6.223cm" svg:height="1.143cm" svg:x="2.778cm" svg:y="17.002cm">
          <text:p text:style-name="P1">~git/gitlab-satellites</text:p>
          <draw:enhanced-geometry svg:viewBox="0 0 21600 21600" draw:type="rectangle" draw:enhanced-path="M 0 0 L 21600 0 21600 21600 0 21600 0 0 Z N"/>
        </draw:custom-shape>
        <draw:connector draw:style-name="gr6" draw:text-style-name="P1" draw:layer="layout" svg:x1="5.584cm" svg:y1="5.436cm" svg:x2="3.921cm" svg:y2="3.413cm" draw:start-shape="id3" draw:start-glue-point="5" draw:end-shape="id10" draw:end-glue-point="8" svg:d="m5584 5436v-2023h-1663" svg:viewBox="0 0 1664 2024">
          <text:p/>
        </draw:connector>
        <draw:connector draw:style-name="gr6" draw:text-style-name="P1" draw:layer="layout" draw:line-skew="-0.641cm" svg:x1="5.064cm" svg:y1="6.334cm" svg:x2="2.778cm" svg:y2="17.573cm" draw:start-shape="id3" draw:start-glue-point="6" draw:end-shape="id11" draw:end-glue-point="3" svg:d="m5064 6334h-3429v11239h1143" svg:viewBox="0 0 3430 11240">
          <text:p/>
        </draw:connector>
        <draw:g xml:id="id12" draw:id="id12">
          <draw:custom-shape draw:style-name="gr2" draw:text-style-name="P1" draw:layer="layout" svg:width="3.81cm" svg:height="0.889cm" svg:x="10.779cm" svg:y="3.794cm">
            <text:p text:style-name="P1">Web pages</text:p>
            <draw:enhanced-geometry svg:viewBox="0 0 21600 21600" draw:type="rectangle" draw:enhanced-path="M 0 0 L 21600 0 21600 21600 0 21600 0 0 Z N"/>
          </draw:custom-shape>
          <draw:custom-shape draw:style-name="gr2" draw:text-style-name="P1" draw:layer="layout" svg:width="3.81cm" svg:height="0.889cm" svg:x="10.779cm" svg:y="4.683cm">
            <text:p text:style-name="P1">API</text:p>
            <draw:enhanced-geometry svg:viewBox="0 0 21600 21600" draw:type="rectangle" draw:enhanced-path="M 0 0 L 21600 0 21600 21600 0 21600 0 0 Z N"/>
          </draw:custom-shape>
          <draw:custom-shape draw:style-name="gr2" draw:text-style-name="P1" draw:layer="layout" svg:width="3.81cm" svg:height="1.016cm" svg:x="10.779cm" svg:y="2.778cm">
            <text:p text:style-name="P1">HTTP</text:p>
            <draw:enhanced-geometry svg:viewBox="0 0 21600 21600" draw:type="rectangle" draw:enhanced-path="M 0 0 L 21600 0 21600 21600 0 21600 0 0 Z N"/>
          </draw:custom-shape>
        </draw:g>
        <draw:connector draw:style-name="gr6" draw:text-style-name="P1" draw:layer="layout" svg:x1="9.636cm" svg:y1="4.141cm" svg:x2="10.779cm" svg:y2="4.175cm" draw:start-shape="id4" draw:start-glue-point="1" draw:end-shape="id12" draw:end-glue-point="3" svg:d="m9636 4141h572v34h571" svg:viewBox="0 0 1144 35">
          <text:p/>
        </draw:connector>
        <draw:connector draw:style-name="gr6" draw:text-style-name="P1" draw:layer="layout" svg:x1="14.589cm" svg:y1="4.175cm" svg:x2="15.859cm" svg:y2="4.111cm" draw:start-shape="id12" draw:start-glue-point="1" draw:end-shape="id13" draw:end-glue-point="3" svg:d="m14589 4175h635v-64h635" svg:viewBox="0 0 1271 65">
          <text:p/>
        </draw:connector>
        <draw:g>
          <draw:custom-shape draw:style-name="gr2" draw:text-style-name="P1" draw:layer="layout" svg:width="8.636cm" svg:height="0.889cm" svg:x="10.987cm" svg:y="18.653cm">
            <text:p text:style-name="P1">Default Color Key</text:p>
            <draw:enhanced-geometry svg:viewBox="0 0 21600 21600" draw:type="rectangle" draw:enhanced-path="M 0 0 L 21600 0 21600 21600 0 21600 0 0 Z N"/>
          </draw:custom-shape>
          <draw:custom-shape draw:style-name="gr5" draw:text-style-name="P1" draw:layer="layout" svg:width="8.636cm" svg:height="0.889cm" svg:x="10.987cm" svg:y="21.32cm">
            <text:p text:style-name="P1">Filesystem paths</text:p>
            <draw:enhanced-geometry svg:viewBox="0 0 21600 21600" draw:type="rectangle" draw:enhanced-path="M 0 0 L 21600 0 21600 21600 0 21600 0 0 Z N"/>
          </draw:custom-shape>
          <draw:custom-shape draw:style-name="gr3" draw:text-style-name="P1" draw:layer="layout" svg:width="8.636cm" svg:height="0.889cm" svg:x="10.987cm" svg:y="20.431cm">
            <text:p text:style-name="P1">Database</text:p>
            <draw:enhanced-geometry svg:viewBox="0 0 21600 21600" draw:type="rectangle" draw:enhanced-path="M 0 0 L 21600 0 21600 21600 0 21600 0 0 Z N"/>
          </draw:custom-shape>
          <draw:custom-shape draw:style-name="gr1" draw:text-style-name="P1" draw:layer="layout" svg:width="8.636cm" svg:height="0.889cm" svg:x="10.987cm" svg:y="19.542cm">
            <text:p text:style-name="P1">Core logic</text:p>
            <draw:enhanced-geometry svg:viewBox="0 0 21600 21600" draw:type="rectangle" draw:enhanced-path="M 0 0 L 21600 0 21600 21600 0 21600 0 0 Z N"/>
          </draw:custom-shape>
          <draw:custom-shape draw:style-name="gr10" draw:text-style-name="P1" draw:layer="layout" svg:width="8.636cm" svg:height="1.016cm" svg:x="10.987cm" svg:y="22.209cm">
            <text:p text:style-name="P1">(white cloud) Public service</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1-24T09:32:09</meta:creation-date>
    <dc:date>2014-01-27T16:54:49</dc:date>
    <meta:editing-duration>PT18M12S</meta:editing-duration>
    <meta:editing-cycles>15</meta:editing-cycles>
    <meta:generator>LibreOffice/3.5$Linux_X86_64 LibreOffice_project/350m1$Build-2</meta:generator>
    <meta:document-statistic meta:object-count="41"/>
  </office:meta>
</office:document-meta>
</file>